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なお、物語の進行をスムーズにするため、
4つの体のうち3体を省略することをご容赦
願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誰も・・・・・・・・・・・・・・・いない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指定された洞窟の奥へと歩みを進め続ける
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いくら進めど晩餐会の面影はおろか、
人影すら見当た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通常であれば、いい加減この招待に疑問を
いだくところであるが、前述のとおり彼女には
物事を疑うという思考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この死神少女が、その圧倒的戦闘力のみ
で出会う全ての敵を完膚なきまでに叩きのめす
ことができたから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の人生には、相手の裏をかいたり、
目をあざむくといった駆け引きが必要なかった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っと・・・・・・・・・・・・奥・・・・・・かな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